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Times New Roman1"/>
    </style:style>
    <style:style style:name="T1" style:family="text">
      <style:text-properties style:font-name="Times New Roman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/>
      <text:p text:style-name="P1"/>
      <text:list xml:id="list189766728" text:style-name="L1">
        <text:list-item>
          <text:p text:style-name="P4">Rapport over spørgsmål, der indgår i alle blokke i en given mappe. <text:line-break/>Dette forventes at blive en "tool" i manager </text:p>
          <text:list>
            <text:list-item>
              <text:p text:style-name="P4">læs alle filer i en mappe brugeren udpeger </text:p>
            </text:list-item>
            <text:list-item>
              <text:p text:style-name="P3">udform en rapport med indhold:  (flad text fil):<text:line-break/><text:line-break/>epidatacmd report  -question   -o output filnavn 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        fieldname    question <text:line-break/>       I2          V1        qasdf sdf asfd asdf <text:line-break/>       I1        v2          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  <text:list-item>
          <text:p text:style-name="P4">Font størrelse styring. Dvs. via en faktor til aktuel størrelse. </text:p>
          <text:list>
            <text:list-item>
              <text:p text:style-name="P4">gælder både m+e</text:p>
            </text:list-item>
          </text:list>
        </text:list-item>
        <text:list-item>
          <text:p text:style-name="P4">Value label form skal som option i entry client angives med enten: </text:p>
          <text:list>
            <text:list-item>
              <text:p text:style-name="P4">som nu lige ved siden af feltet </text:p>
            </text:list-item>
            <text:list-item>
              <text:p text:style-name="P4">valgfrit bestemt af brugeren og med autosave af placering</text:p>
            </text:list-item>
          </text:list>
        </text:list-item>
        <text:list-item>
          <text:p text:style-name="P4">”Default project settings” i general settings. </text:p>
        </text:list-item>
        <text:list-item>
          <text:p text:style-name="P4">About box. </text:p>
        </text:list-item>
        <text:list-item>
          <text:p text:style-name="P4">Dokumentation af struktur tilføjet de seneste par måneder (show structure) </text:p>
        </text:list-item>
        <text:list-item>
          <text:p text:style-name="P4">Når filer tilføjes ved add structure kan det ske, at value label set allerede er defineret:<text:line-break/><text:soft-page-break/>    Der skal genereres en generel setup option på manager niveau:<text:line-break/>                          value label names:  [Keep first | Rename]<text:line-break/>      rename: det er som nu<text:line-break/>      keep first:  brug den første med et givet navn (skal være default) <text:line-break/>           Altid: rename, hvis den nye value label er til en anden felt type</text:p>
        </text:list-item>
        <text:list-item>
          <text:p text:style-name="P4"><text:span text:style-name="T1">Heading highlightes ikke altid i Manager</text:span> </text:p>
        </text:list-item>
        <text:list-item>
          <text:p text:style-name="P4"><text:span text:style-name="T1">Der kom usystematisk access violation når jeg slår "vis feltnavne" til og fra.</text:span> </text:p>
        </text:list-item>
        <text:list-item>
          <text:p text:style-name="P5">Copy/Paste medtager IKKE calculations og evt. andre specielle funktioner</text:p>
        </text:list-item>
        <text:list-item>
          <text:p text:style-name="P4"><text:span text:style-name="T1">Indlæsning af .REC filer med password</text:span> </text:p>
        </text:list-item>
        <text:list-item>
          <text:p text:style-name="P4"><text:span text:style-name="T1">Flyspray #67 (Stata import, problems with missing).</text:span> </text:p>
        </text:list-item>
        <text:list-item>
          <text:p text:style-name="P4"><text:span text:style-name="T1">Flyspray #70 (Paste into uppercase field).</text:span> </text:p>
        </text:list-item>
        <text:list-item>
          <text:p text:style-name="P4"><text:span text:style-name="T1">Flyspray #59 (EpiData Manager crashes on "Check Version Online" in Help menu)</text:span> </text:p>
        </text:list-item>
        <text:list-item>
          <text:p text:style-name="P4"><text:span text:style-name="T1">Flyspray #75 (Oprettelse af Section i windows/Mac fungerer ikke godt)</text:span> </text:p>
        </text:list-item>
        <text:list-item>
          <text:p text:style-name="P5">Flyspray #77 (Old dates for MAC appalications) </text:p>
          <text:list>
            <text:list-item>
              <text:p text:style-name="P5">hvad går det ud på ?</text:p>
            </text:list-item>
          </text:list>
        </text:list-item>
        <text:list-item>
          <text:p text:style-name="P4"><text:span text:style-name="T1">Flyspray #69 ("Paste As.." skal placere felter der hvor musen er)</text:span> </text:p>
        </text:list-item>
        <text:list-item>
          <text:p text:style-name="P4"><text:span text:style-name="T1">Valuelabels bør ikke kunne indeholde tomme labels</text:span> </text:p>
        </text:list-item>
        <text:list-item>
          <text:p text:style-name="P4"><text:span text:style-name="T1">tastatur layout på Mac og generelt</text:span> </text:p>
        </text:list-item>
        <text:list-item>
          <text:p text:style-name="P4"><text:span text:style-name="T1">opdatering af wiki</text:span> </text:p>
        </text:list-item>
        <text:list-item>
          <text:p text:style-name="P5">link til wiki i entryclient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e: 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nye felttyper: autocreatetime time at first creation of this record <text:line-break/>autocreateDMY date where record was created </text:p>
        </text:list-item>
        <text:list-item>
          <text:p text:style-name="P3">Tools (M) forudsætter IKKE en åben fi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4-26T11:58:03</dc:date>
    <dc:creator>Torsten Christiansen</dc:creator>
    <meta:editing-duration>PT00H26M04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2" meta:paragraph-count="37" meta:word-count="536" meta:character-count="3413"/>
  </office:meta>
</office:document-meta>
</file>